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draw:marker-start="Arrow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="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draw:marker-start="Arrow" draw:marker-start-width="0.2cm" draw:marker-end="Arrow" draw:marker-end-width="0.2cm" draw:fill="none" fo:min-height="0.629cm"/>
    </style:style>
    <style:style style:name="gr4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svg:stroke-width="0cm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.38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Times new roman'" style:font-family-generic="roman" fo:font-size="16pt" fo:font-style="normal" style:font-size-asian="12pt" style:font-style-asian="normal" style:font-size-complex="12pt" style:font-style-complex="normal"/>
    </style:style>
    <style:style style:name="P3" style:family="paragraph">
      <style:text-properties fo:font-family="Symbol" style:font-style-name="Italic" style:font-pitch="variable" style:font-charset="x-symbol" style:font-weight-asian="normal"/>
    </style:style>
    <style:style style:name="T1" style:family="text">
      <style:text-properties fo:color="#000000" fo:font-family="'Times new roman'" style:font-family-generic="roman" fo:font-size="16pt" fo:font-style="italic" style:font-size-asian="12pt" style:font-style-asian="italic" style:font-size-complex="12pt" style:font-style-complex="italic"/>
    </style:style>
    <style:style style:name="T2" style:family="text">
      <style:text-properties fo:color="#000000" fo:font-family="'Times new roman'" style:font-family-generic="roman" fo:font-size="16pt" fo:font-style="normal" style:font-size-asian="12pt" style:font-style-asian="normal" style:font-size-complex="12pt" style:font-style-complex="normal"/>
    </style:style>
    <style:style style:name="T3" style:family="text">
      <style:text-properties fo:color="#000000" fo:font-family="Symbol" style:font-style-name="Italic" style:font-pitch="variable" style:font-charset="x-symbol" fo:font-size="16pt" fo:font-style="italic" style:font-size-asian="12pt" style:font-style-asian="italic" style:font-weight-asian="normal" style:font-size-complex="12pt" style:font-style-complex="italic"/>
    </style:style>
    <style:style style:name="T4" style:family="text">
      <style:text-properties fo:color="#000000" fo:font-family="'Times new roman'" style:font-family-generic="roman" fo:font-size="16pt" fo:language="en" fo:country="US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255cm" svg:y1="10.27cm" svg:x2="13.97cm" svg:y2="10.27cm">
          <text:p/>
        </draw:line>
        <draw:line draw:style-name="gr1" draw:text-style-name="P1" draw:layer="layout" svg:x1="15.156cm" svg:y1="13.453cm" svg:x2="15.155cm" svg:y2="10.907cm">
          <text:p/>
        </draw:line>
        <draw:line draw:style-name="gr2" draw:text-style-name="P1" draw:layer="layout" svg:x1="13.97cm" svg:y1="10.916cm" svg:x2="15.24cm" svg:y2="10.916cm">
          <text:p/>
        </draw:line>
        <draw:line draw:style-name="gr2" draw:text-style-name="P1" draw:layer="layout" svg:x1="13.97cm" svg:y1="13.453cm" svg:x2="15.24cm" svg:y2="13.453cm">
          <text:p/>
        </draw:line>
        <draw:line draw:style-name="gr2" draw:text-style-name="P1" draw:layer="layout" svg:x1="13.97cm" svg:y1="9.753cm" svg:x2="13.97cm" svg:y2="10.905cm">
          <text:p/>
        </draw:line>
        <draw:line draw:style-name="gr2" draw:text-style-name="P1" draw:layer="layout" svg:x1="8.27cm" svg:y1="9.753cm" svg:x2="8.27cm" svg:y2="10.905cm">
          <text:p/>
        </draw:line>
        <draw:frame draw:style-name="gr3" draw:layer="layout" svg:width="0.786cm" svg:height="0.879cm" svg:x="10.795cm" svg:y="9.526cm">
          <draw:text-box>
            <text:p><text:span text:style-name="T1">x</text:span></text:p>
          </draw:text-box>
        </draw:frame>
        <draw:frame draw:style-name="gr3" draw:layer="layout" svg:width="0.786cm" svg:height="0.879cm" draw:transform="rotate (1.5707963267946) translate (14.318cm 12.489cm)">
          <draw:text-box>
            <text:p><text:span text:style-name="T1">y</text:span></text:p>
          </draw:text-box>
        </draw:frame>
        <draw:line draw:style-name="gr4" draw:text-style-name="P1" draw:layer="layout" svg:x1="11.195cm" svg:y1="13.453cm" svg:x2="11.195cm" svg:y2="16.082cm">
          <text:p/>
        </draw:line>
        <draw:line draw:style-name="gr5" draw:text-style-name="P1" draw:layer="layout" svg:x1="11.195cm" svg:y1="13.454cm" svg:x2="10cm" svg:y2="15.489cm">
          <text:p/>
        </draw:line>
        <draw:path draw:style-name="gr6" draw:text-style-name="P1" draw:layer="layout" svg:width="1.226cm" svg:height="0.095cm" draw:transform="rotate (2.63056024860536) translate (11.1830013843722cm 15.9238190914805cm)" svg:viewBox="0 0 1227 96" svg:d="m0 96c0 0 394-95 601-96s626 96 626 96">
          <text:p/>
        </draw:path>
        <draw:frame draw:style-name="gr7" draw:text-style-name="P2" draw:layer="layout" svg:width="3.81cm" svg:height="0.878cm" svg:x="6.785cm" svg:y="14.062cm">
          <draw:text-box>
            <text:p><text:span text:style-name="T2">wind direction</text:span></text:p>
          </draw:text-box>
        </draw:frame>
        <draw:frame draw:style-name="gr3" draw:text-style-name="P3" draw:layer="layout" svg:width="0.786cm" svg:height="0.988cm" svg:x="10.344cm" svg:y="14.605cm">
          <draw:text-box>
            <text:p text:style-name="P3"><text:span text:style-name="T3">a</text:span></text:p>
          </draw:text-box>
        </draw:frame>
        <draw:frame draw:style-name="gr8" draw:text-style-name="P2" draw:layer="layout" svg:width="6.35cm" svg:height="0.878cm" svg:x="8.505cm" svg:y="12.427cm">
          <draw:text-box>
            <text:p text:style-name="P2"><text:span text:style-name="T2">wall that is </text:span><text:span text:style-name="T4">modeled</text:span></text:p>
          </draw:text-box>
        </draw:frame>
        <draw:custom-shape draw:style-name="gr9" draw:text-style-name="P1" draw:layer="layout" svg:width="5.698cm" svg:height="2.531cm" svg:x="8.272cm" svg:y="10.9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957cm" svg:height="2.094cm" svg:x="8.684cm" svg:y="11.3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698cm" svg:height="0.451cm" svg:x="8.272cm" svg:y="12.9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Wetter</meta:initial-creator>
    <meta:creation-date>2011-01-27T21:55:31</meta:creation-date>
    <meta:editing-duration>PT47M12S</meta:editing-duration>
    <meta:editing-cycles>12</meta:editing-cycles>
    <dc:date>2011-10-27T17:44:28</dc:date>
    <dc:creator>Michael Wetter</dc:creator>
    <meta:generator>LibreOffice/3.3$Unix LibreOffice_project/330m19$Build-401</meta:generator>
    <meta:document-statistic meta:object-count="40"/>
  </office:meta>
</office:document-meta>
</file>